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107e222" officeooo:paragraph-rsid="0121b463"/>
    </style:style>
    <style:style style:name="P3" style:family="paragraph" style:parent-style-name="Text_20_body">
      <style:text-properties officeooo:rsid="00eb889c" officeooo:paragraph-rsid="0121b463"/>
    </style:style>
    <style:style style:name="P4" style:family="paragraph" style:parent-style-name="Text_20_body" style:list-style-name="L1">
      <style:text-properties officeooo:rsid="0121b463" officeooo:paragraph-rsid="0121b463"/>
    </style:style>
    <style:style style:name="P5" style:family="paragraph" style:parent-style-name="Text_20_body">
      <style:text-properties officeooo:rsid="0107e222" officeooo:paragraph-rsid="0121b463"/>
    </style:style>
    <style:style style:name="T1" style:family="text">
      <style:text-properties officeooo:rsid="0121b463"/>
    </style:style>
    <style:style style:name="T2" style:family="text">
      <style:text-properties officeooo:rsid="01231880"/>
    </style:style>
    <style:style style:name="T3" style:family="text">
      <style:text-properties officeooo:rsid="0123c487"/>
    </style:style>
    <style:style style:name="T4" style:family="text">
      <style:text-properties officeooo:rsid="0123d2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<text:span text:style-name="T1">200318</text:span>, updated <text:span text:style-name="T1">20</text:span>.<text:span text:style-name="T1">3</text:span>.20<text:span text:style-name="T1">20</text:span>/pekka</text:p>
      <text:p text:style-name="P2">The “<text:span text:style-name="T2">Gazerbeam</text:span>” library <text:span text:style-name="T1">enables configuring micro-controller's Wi-Fi</text:span> network name (SSID) and password (PSK) using LED flash of Android phone, etc. </text:p>
      <text:p text:style-name="P2"/>
      <text:list xml:id="list178050300" text:style-name="L1">
        <text:list-item>
          <text:p text:style-name="P4">The phone needs APP to blink configuration information, example Android Java application named “blinky”.</text:p>
        </text:list-item>
        <text:list-item>
          <text:p text:style-name="P4">A photo transistor is connected to <text:span text:style-name="T3">micro-controller</text:span> <text:span text:style-name="T3">with simple high pass filter/digitalization </text:span>electronics. </text:p>
        </text:list-item>
        <text:list-item>
          <text:p text:style-name="P4"><text:span text:style-name="T4">Micro-controller</text:span> gets signal from electronics as digital input. It is set up so that changes to the signal trigger interrupt. Gazerbeam library handles this and converts it to message.</text:p>
        </text:list-item>
        <text:list-item>
          <text:p text:style-name="P4">The transferred data is encoded into light signal using short and long intervals between l<text:span text:style-name="T4">ig</text:span>ht on/off change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21:43:40.323192076</dc:date>
    <meta:editing-duration>P2DT10H43M50S</meta:editing-duration>
    <meta:editing-cycles>241</meta:editing-cycles>
    <meta:generator>LibreOffice/6.2.4.2$Linux_X86_64 LibreOffice_project/20$Build-2</meta:generator>
    <meta:document-statistic meta:table-count="0" meta:image-count="0" meta:object-count="0" meta:page-count="1" meta:paragraph-count="7" meta:word-count="101" meta:character-count="700" meta:non-whitespace-character-count="608"/>
  </office:meta>
</office:document-meta>
</file>